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5pt" officeooo:rsid="00034dfe" officeooo:paragraph-rsid="00034dfe" style:font-size-asian="13.1000003814697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ker là gì?</text:p>
      <text:p text:style-name="Standard"/>
      <text:p text:style-name="Standard">Docker là một nền tảng để cung cấp cách để building, deploying và running ứng dụng dễ dàng hơn bằng cách sử dụng các containers (trên nền tảng ảo hóa).</text:p>
      <text:p text:style-name="Standard"/>
      <text:p text:style-name="Standard">Cài dặt docker</text:p>
      <text:p text:style-name="Standard"/>
      <text:p text:style-name="P1">Thiết lập kho lưu trữ</text:p>
      <text:p text:style-name="Standard"><text:s/>sudo apt-get update</text:p>
      <text:p text:style-name="Standard"><text:s/>sudo apt install apt-transport-https ca-certificates curl software-properties-common</text:p>
      <text:p text:style-name="Standard"/>
      <text:p text:style-name="P1">Thêm GPG key docker</text:p>
      <text:p text:style-name="Standard">curl -fsSL https://download.docker.com/linux/ubuntu/gpg | sudo apt-key add -</text:p>
      <text:p text:style-name="Standard">sudo add-apt-repository "deb [arch=amd64] https://download.docker.com/linux/ubuntu focal stable"</text:p>
      <text:p text:style-name="Standard"/>
      <text:p text:style-name="P1">Cài đặt docker engine</text:p>
      <text:p text:style-name="Standard">sudo apt-get update</text:p>
      <text:p text:style-name="Standard">apt-cache policy docker-ce</text:p>
      <text:p text:style-name="Standard">sudo apt install docker-ce</text:p>
      <text:p text:style-name="Standard">sudo systemctl status docker</text:p>
      <text:p text:style-name="Standard"/>
      <text:p text:style-name="Standard"/>
      <text:p text:style-name="P1">Cài đặt mongoDb bằng docker</text:p>
      <text:p text:style-name="P1">Tải xuống MongoDb image từ docker hub</text:p>
      <text:p text:style-name="Standard">sudo docker pull mongo</text:p>
      <text:p text:style-name="Standard"/>
      <text:p text:style-name="Standard"/>
      <text:p text:style-name="P1">Kiểm tra lại</text:p>
      <text:p text:style-name="Standard">sudo docker images</text:p>
      <text:p text:style-name="Standard"/>
      <text:p text:style-name="Standard"/>
      <text:p text:style-name="P1">Tạo thư mục để lưu trữ dữ liệu cho MongoDb trên máy của bạn</text:p>
      <text:p text:style-name="Standard">sudo mkdir -p /mongo_data</text:p>
      <text:p text:style-name="Standard"/>
      <text:p text:style-name="P1">Run image mongo và ánh xạ thư mục /data/db trong docker container đến thư mục mà mình mới tạo</text:p>
      <text:p text:style-name="Standard">sudo docker run -it -p 27017:27017 -v /mongo_data:/data/db --name mongo_database -d mongo</text:p>
      <text:p text:style-name="Standard">Tham số -p 27017:27017 để public port 27017 của mongodb ra ngoài localhost. </text:p>
      <text:p text:style-name="Standard"/>
      <text:p text:style-name="Standard"/>
      <text:p text:style-name="P1">Kiểm tra lại</text:p>
      <text:p text:style-name="Standard">sudo docker ps</text:p>
      <text:p text:style-name="Standard"/>
      <text:p text:style-name="Standard"/>
      <text:p text:style-name="P2">Xem danh sach docker</text:p>
      <text:p text:style-name="P2">sudo docker container ls -a (co ID)</text:p>
      <text:p text:style-name="P2">sudo docker rm ID_DELETE</text:p>
      <text:p text:style-name="P2"/>
      <text:p text:style-name="Standard"><text:soft-page-break/></text:p>
      <text:p text:style-name="Standard"/>
      <text:p text:style-name="Standard"/>
      <text:p text:style-name="Standard">Như vậy là chúng ta đã cài đặt xong MongoDb bằng docker</text:p>
      <text:p text:style-name="Standard"/>
      <text:p text:style-name="Standard">Tạo database, user, password cho MongoDb trên docker.</text:p>
      <text:p text:style-name="Standard"/>
      <text:p text:style-name="Standard">Truy cập vào docker container</text:p>
      <text:p text:style-name="Standard">sudo docker exec -it mongo_database sh</text:p>
      <text:p text:style-name="Standard"/>
      <text:p text:style-name="Standard"/>
      <text:p text:style-name="Standard">Tạo database dbTest</text:p>
      <text:p text:style-name="Standard">use dbTest</text:p>
      <text:p text:style-name="Standard"/>
      <text:p text:style-name="Standard"/>
      <text:p text:style-name="Standard">Tạo user: codegym, password: 123456, role: readWrite cho database dbTest mới tạo</text:p>
      <text:p text:style-name="Standard">db.createUser({user:"codegym", pwd:"123456", roles:[{role:"readWrite", db:"dbTest"}]})</text:p>
      <text:p text:style-name="Standard"/>
      <text:p text:style-name="Standard"/>
      <text:p text:style-name="Standard">Như vậy là xong các bước cài đặt và cấu hình MongoDb bằng docke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4T13:55:26.202132872</meta:creation-date>
    <dc:date>2022-07-04T14:31:27.961312371</dc:date>
    <meta:editing-duration>PT4M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38" meta:word-count="260" meta:character-count="1613" meta:non-whitespace-character-count="1389"/>
  </office:meta>
</office:document-meta>
</file>